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b563" officeooo:paragraph-rsid="0008b563" style:font-weight-asian="bold" style:font-weight-complex="bold"/>
    </style:style>
    <style:style style:name="P2" style:family="paragraph" style:parent-style-name="Standard">
      <style:text-properties fo:font-weight="bold" officeooo:rsid="000954ba" officeooo:paragraph-rsid="000954ba" style:font-weight-asian="bold" style:font-weight-complex="bold"/>
    </style:style>
    <style:style style:name="P3" style:family="paragraph" style:parent-style-name="Standard">
      <style:text-properties fo:font-weight="normal" officeooo:rsid="0008b563" officeooo:paragraph-rsid="0008b563" style:font-weight-asian="normal" style:font-weight-complex="normal"/>
    </style:style>
    <style:style style:name="P4" style:family="paragraph" style:parent-style-name="Standard">
      <style:text-properties fo:font-weight="normal" officeooo:rsid="0008b563" officeooo:paragraph-rsid="000954ba" style:font-weight-asian="normal" style:font-weight-complex="normal"/>
    </style:style>
    <style:style style:name="P5" style:family="paragraph" style:parent-style-name="Standard">
      <style:text-properties fo:font-weight="normal" officeooo:rsid="000954ba" officeooo:paragraph-rsid="000954ba" style:font-weight-asian="normal" style:font-weight-complex="normal"/>
    </style:style>
    <style:style style:name="P6" style:family="paragraph" style:parent-style-name="Standard">
      <style:text-properties fo:font-weight="normal" officeooo:rsid="0008b563" officeooo:paragraph-rsid="0008b563" style:font-weight-asian="normal" style:font-weight-complex="normal"/>
    </style:style>
    <style:style style:name="P7" style:family="paragraph" style:parent-style-name="Standard">
      <style:text-properties fo:font-weight="normal" officeooo:rsid="000a5694" officeooo:paragraph-rsid="000a5694" style:font-weight-asian="normal" style:font-weight-complex="normal"/>
    </style:style>
    <style:style style:name="P8" style:family="paragraph" style:parent-style-name="Standard">
      <style:text-properties fo:font-weight="normal" officeooo:rsid="000d1cbc" officeooo:paragraph-rsid="000d1cbc" style:font-weight-asian="normal" style:font-weight-complex="normal"/>
    </style:style>
    <style:style style:name="P9" style:family="paragraph" style:parent-style-name="Standard">
      <style:text-properties fo:font-weight="normal" officeooo:rsid="000d1cbc" officeooo:paragraph-rsid="000eccaf" style:font-weight-asian="normal" style:font-weight-complex="normal"/>
    </style:style>
    <style:style style:name="P10" style:family="paragraph" style:parent-style-name="Standard">
      <style:text-properties fo:font-weight="normal" officeooo:rsid="000db143" officeooo:paragraph-rsid="000db143" style:font-weight-asian="normal" style:font-weight-complex="normal"/>
    </style:style>
    <style:style style:name="P11" style:family="paragraph" style:parent-style-name="Standard">
      <style:text-properties fo:font-weight="normal" officeooo:rsid="000fd415" officeooo:paragraph-rsid="000fd415" style:font-weight-asian="normal" style:font-weight-complex="normal"/>
    </style:style>
    <style:style style:name="P12" style:family="paragraph" style:parent-style-name="Standard">
      <style:text-properties fo:font-weight="normal" officeooo:rsid="0010aba8" officeooo:paragraph-rsid="0010aba8" style:font-weight-asian="normal" style:font-weight-complex="normal"/>
    </style:style>
    <style:style style:name="P13" style:family="paragraph" style:parent-style-name="Standard">
      <style:text-properties fo:font-weight="normal" officeooo:rsid="000954ba" officeooo:paragraph-rsid="000954ba" style:font-weight-asian="normal" style:font-weight-complex="normal"/>
    </style:style>
    <style:style style:name="P14" style:family="paragraph" style:parent-style-name="Standard">
      <style:text-properties fo:font-weight="bold" officeooo:rsid="000954ba" officeooo:paragraph-rsid="000954ba" style:font-weight-asian="bold" style:font-weight-complex="bold"/>
    </style:style>
    <style:style style:name="P15" style:family="paragraph" style:parent-style-name="Standard">
      <style:text-properties fo:font-weight="bold" officeooo:rsid="000a5694" officeooo:paragraph-rsid="000a5694" style:font-weight-asian="bold" style:font-weight-complex="bold"/>
    </style:style>
    <style:style style:name="P16" style:family="paragraph" style:parent-style-name="Standard">
      <style:text-properties fo:font-weight="bold" officeooo:rsid="000d1cbc" officeooo:paragraph-rsid="000d1cbc" style:font-weight-asian="bold" style:font-weight-complex="bold"/>
    </style:style>
    <style:style style:name="P17" style:family="paragraph" style:parent-style-name="Standard">
      <style:text-properties fo:font-weight="bold" officeooo:rsid="000d1cbc" officeooo:paragraph-rsid="000eccaf" style:font-weight-asian="bold" style:font-weight-complex="bold"/>
    </style:style>
    <style:style style:name="P18" style:family="paragraph" style:parent-style-name="Standard">
      <style:text-properties fo:font-weight="bold" officeooo:rsid="000db143" officeooo:paragraph-rsid="000db143" style:font-weight-asian="bold" style:font-weight-complex="bold"/>
    </style:style>
    <style:style style:name="P19" style:family="paragraph" style:parent-style-name="Standard">
      <style:text-properties fo:font-weight="bold" officeooo:rsid="000fd415" officeooo:paragraph-rsid="000fd415" style:font-weight-asian="bold" style:font-weight-complex="bold"/>
    </style:style>
    <style:style style:name="P20" style:family="paragraph" style:parent-style-name="Standard">
      <style:text-properties fo:font-weight="bold" officeooo:rsid="0010aba8" officeooo:paragraph-rsid="0010aba8" style:font-weight-asian="bold" style:font-weight-complex="bold"/>
    </style:style>
    <style:style style:name="T1" style:family="text">
      <style:text-properties officeooo:rsid="000954ba"/>
    </style:style>
    <style:style style:name="T2" style:family="text">
      <style:text-properties officeooo:rsid="000eccaf"/>
    </style:style>
    <style:style style:name="T3" style:family="text">
      <style:text-properties officeooo:rsid="000fd415"/>
    </style:style>
    <style:style style:name="T4" style:family="text">
      <style:text-properties officeooo:rsid="00116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Scripting</text:p>
      <text:p text:style-name="P1"/>
      <text:p text:style-name="P1">1.factorial of a number</text:p>
      <text:p text:style-name="P3">echo "enter a number"</text:p>
      <text:p text:style-name="P3">read num</text:p>
      <text:p text:style-name="P3">fact=1</text:p>
      <text:p text:style-name="P3">while [ $num -gt 1 ]</text:p>
      <text:p text:style-name="P3">do</text:p>
      <text:p text:style-name="P3"><text:s text:c="8"/>fact=$((fact*num))</text:p>
      <text:p text:style-name="P3"><text:s text:c="8"/>num=$((num-1))</text:p>
      <text:p text:style-name="P3">done</text:p>
      <text:p text:style-name="P3">echo "Factorial is"</text:p>
      <text:p text:style-name="P3">echo $fact</text:p>
      <text:p text:style-name="P1">Output</text:p>
      <text:p text:style-name="P3">enter a number</text:p>
      <text:p text:style-name="P3">3</text:p>
      <text:p text:style-name="P3">Factorial is</text:p>
      <text:p text:style-name="P3">6</text:p>
      <text:p text:style-name="P1"/>
      <text:p text:style-name="P1">2.<text:span text:style-name="T1">sum of all digits</text:span></text:p>
      <text:p text:style-name="P3">echo "enter a number"</text:p>
      <text:p text:style-name="P3">read num</text:p>
      <text:p text:style-name="P3">sum=0</text:p>
      <text:p text:style-name="P3">while [ $num -gt 0 ]</text:p>
      <text:p text:style-name="P3">do</text:p>
      <text:p text:style-name="P3"><text:s text:c="8"/>mod=$((num % 10))</text:p>
      <text:p text:style-name="P3"><text:s text:c="8"/>sum=$((sum + mod))</text:p>
      <text:p text:style-name="P3"><text:s text:c="8"/>num=$((num / 10 ))</text:p>
      <text:p text:style-name="P3">done</text:p>
      <text:p text:style-name="P4">echo $sum</text:p>
      <text:p text:style-name="P2">Output</text:p>
      <text:p text:style-name="P4">enter a number</text:p>
      <text:p text:style-name="P4">234</text:p>
      <text:p text:style-name="P4">9</text:p>
      <text:p text:style-name="P4"/>
      <text:p text:style-name="P2">3.Print numbers 1 to 10 using while loop</text:p>
      <text:p text:style-name="P5">i=1</text:p>
      <text:p text:style-name="P5">while [ $i -le 10 ]</text:p>
      <text:p text:style-name="P5">do</text:p>
      <text:p text:style-name="P5">echo $i</text:p>
      <text:p text:style-name="P5">i=$(($i+1))</text:p>
      <text:p text:style-name="P5">done</text:p>
      <text:p text:style-name="P2">Output</text:p>
      <text:p text:style-name="P5">1</text:p>
      <text:p text:style-name="P5">2</text:p>
      <text:p text:style-name="P5">3</text:p>
      <text:p text:style-name="P5">4</text:p>
      <text:p text:style-name="P5">5</text:p>
      <text:p text:style-name="P5">6</text:p>
      <text:p text:style-name="P5">7</text:p>
      <text:p text:style-name="P5">8</text:p>
      <text:p text:style-name="P5">9</text:p>
      <text:p text:style-name="P5"><text:soft-page-break/><text:span text:style-name="T4">25</text:span>10</text:p>
      <text:p text:style-name="P2"/>
      <text:p text:style-name="P15">4.Largest of n numbers - Shell Script</text:p>
      <text:p text:style-name="P7">echo "Enter size"</text:p>
      <text:p text:style-name="P7">read n</text:p>
      <text:p text:style-name="P7">i=1</text:p>
      <text:p text:style-name="P7">max=0</text:p>
      <text:p text:style-name="P7">echo "Enter numbers"</text:p>
      <text:p text:style-name="P7">while [ $i -le $n ]</text:p>
      <text:p text:style-name="P7">do</text:p>
      <text:p text:style-name="P7"><text:s text:c="8"/>read num</text:p>
      <text:p text:style-name="P7"><text:s text:c="8"/>if [ $i -eq 1 ]</text:p>
      <text:p text:style-name="P7"><text:s text:c="8"/>then</text:p>
      <text:p text:style-name="P7"><text:s text:c="16"/>max=$num</text:p>
      <text:p text:style-name="P7"><text:s text:c="8"/>else</text:p>
      <text:p text:style-name="P7"><text:s text:c="16"/>if [ $num -gt $max ]</text:p>
      <text:p text:style-name="P7"><text:s text:c="16"/>then</text:p>
      <text:p text:style-name="P7"><text:s text:c="16"/>max=$num</text:p>
      <text:p text:style-name="P7"><text:s text:c="16"/>fi</text:p>
      <text:p text:style-name="P7"><text:s text:c="8"/>fi</text:p>
      <text:p text:style-name="P7"><text:s text:c="8"/>i=$((i+1))</text:p>
      <text:p text:style-name="P7">done</text:p>
      <text:p text:style-name="P7">echo "largest number is"</text:p>
      <text:p text:style-name="P7">echo $max</text:p>
      <text:p text:style-name="P16">Output</text:p>
      <text:p text:style-name="P8">Enter size</text:p>
      <text:p text:style-name="P8">4</text:p>
      <text:p text:style-name="P8">Enter numbers</text:p>
      <text:p text:style-name="P8">5</text:p>
      <text:p text:style-name="P8">3</text:p>
      <text:p text:style-name="P8">6</text:p>
      <text:p text:style-name="P8">2</text:p>
      <text:p text:style-name="P8">largest number is</text:p>
      <text:p text:style-name="P8">6</text:p>
      <text:p text:style-name="P8"/>
      <text:p text:style-name="P16">5.Average of n numbers - Shell Script</text:p>
      <text:p text:style-name="P8">echo "enter size"</text:p>
      <text:p text:style-name="P8">read n</text:p>
      <text:p text:style-name="P8">i=1</text:p>
      <text:p text:style-name="P8">sum=0</text:p>
      <text:p text:style-name="P8">avg=0</text:p>
      <text:p text:style-name="P8">echo "enter numbers"</text:p>
      <text:p text:style-name="P8">while [ $i -le $n ]</text:p>
      <text:p text:style-name="P8">do</text:p>
      <text:p text:style-name="P8"><text:s text:c="8"/>read num</text:p>
      <text:p text:style-name="P8"><text:s text:c="8"/>sum=$((sum + num))</text:p>
      <text:p text:style-name="P8"><text:s text:c="8"/>i=$((i+1))</text:p>
      <text:p text:style-name="P8">done</text:p>
      <text:p text:style-name="P8">avg=$(( $sum / $n ))</text:p>
      <text:p text:style-name="P8">echo "avg ="</text:p>
      <text:p text:style-name="P8">echo $avg</text:p>
      <text:p text:style-name="P18"/>
      <text:p text:style-name="P18"><text:soft-page-break/>Output</text:p>
      <text:p text:style-name="P10">enter size</text:p>
      <text:p text:style-name="P10">3</text:p>
      <text:p text:style-name="P10">enter numbers</text:p>
      <text:p text:style-name="P10">3</text:p>
      <text:p text:style-name="P10">4</text:p>
      <text:p text:style-name="P10">5</text:p>
      <text:p text:style-name="P10">avg =</text:p>
      <text:p text:style-name="P10">4</text:p>
      <text:p text:style-name="P17"/>
      <text:p text:style-name="P17"><text:span text:style-name="T2">6.</text:span>Multiplication of two numbers using expr in shell</text:p>
      <text:p text:style-name="P17">script</text:p>
      <text:p text:style-name="P9">num1=10</text:p>
      <text:p text:style-name="P9">num2=20</text:p>
      <text:p text:style-name="P9">ans=`expr $num1 \* $num2`</text:p>
      <text:p text:style-name="P9">echo $ans</text:p>
      <text:p text:style-name="P17"><text:span text:style-name="T3">Output</text:span></text:p>
      <text:p text:style-name="P9">ans=</text:p>
      <text:p text:style-name="P9">200</text:p>
      <text:p text:style-name="P9"/>
      <text:p text:style-name="P19">7.Add array elements - Shell Script</text:p>
      <text:p text:style-name="P11">arr=(10 20 30 40)</text:p>
      <text:p text:style-name="P11">sum=0</text:p>
      <text:p text:style-name="P11">for i in ${arr[@]}</text:p>
      <text:p text:style-name="P11">do</text:p>
      <text:p text:style-name="P11"><text:s text:c="8"/>sum=$((sum + i))</text:p>
      <text:p text:style-name="P11">done</text:p>
      <text:p text:style-name="P11">echo "sum of array elements is"</text:p>
      <text:p text:style-name="P11">echo $sum</text:p>
      <text:p text:style-name="P20">Output</text:p>
      <text:p text:style-name="P12">sum of array elements is</text:p>
      <text:p text:style-name="P12">100</text:p>
      <text:p text:style-name="P20"/>
      <text:p text:style-name="P20">8.Shell script to compare two strings</text:p>
      <text:p text:style-name="P12">echo "Enter two strings:"</text:p>
      <text:p text:style-name="P12">read str1</text:p>
      <text:p text:style-name="P12">read str2</text:p>
      <text:p text:style-name="P12">if [ $str1 == $str2 ]</text:p>
      <text:p text:style-name="P12">then</text:p>
      <text:p text:style-name="P12">echo "Equal"</text:p>
      <text:p text:style-name="P12">else</text:p>
      <text:p text:style-name="P12">echo "UnEqual"</text:p>
      <text:p text:style-name="P12">fi</text:p>
      <text:p text:style-name="P20">Output</text:p>
      <text:p text:style-name="P12">Enter two strings:</text:p>
      <text:p text:style-name="P12">hai</text:p>
      <text:p text:style-name="P12">heloo</text:p>
      <text:p text:style-name="P12">UnEqual</text:p>
      <text:p text:style-name="P2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48:56.154956792</meta:creation-date>
    <dc:date>2022-05-25T15:00:01.526841519</dc:date>
    <meta:editing-duration>PT4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143" meta:word-count="314" meta:character-count="1645" meta:non-whitespace-character-count="1274"/>
  </office:meta>
</office:document-meta>
</file>